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9.4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94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style:font-name="Bitstream Charter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0.5pt" style:font-size-asian="10.5pt" style:font-size-complex="10.5pt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Bitstream Charter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Bitstream Charter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Bitstream Charte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Bitstream Charter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Bitstream Charter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Bitstream Chart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Bitstream Charter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Bitstream Charter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62.59pt" svg:height="280.71pt" svg:x="12.47pt" svg:y="235.59pt">
            <loext:p draw:notify-on-update-of-ranges="Sheet1.A6:Sheet1.A13 Sheet1.L4:Sheet1.L5 Sheet1.L6:Sheet1.L13 Sheet1.O8:Sheet1.O13 Sheet1.A8:Sheet1.A13 Sheet1.A6:Sheet1.A13 Sheet1.M4:Sheet1.M5 Sheet1.M6:Sheet1.M13 Sheet1.N4:Sheet1.N5 Sheet1.N8:Sheet1.N13 Sheet1.A8:Sheet1.A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1.51pt" svg:height="10.71pt" svg:x="649.19pt" svg:y="1493.89pt">
            <loext:p draw:notify-on-update-of-ranges="Sheet1.H4:Sheet1.H5 Sheet1.H6:Sheet1.H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47pt" svg:height="278.45pt" svg:x="575.06pt" svg:y="208.83pt">
            <loext:p draw:notify-on-update-of-ranges="Sheet1.A6:Sheet1.A13 Sheet1.I4:Sheet1.I5 Sheet1.I6:Sheet1.I13 Sheet1.J4:Sheet1.J4 Sheet1.J8:Sheet1.J13 Sheet1.A8:Sheet1.A13 Sheet1.K4:Sheet1.K4 Sheet1.K8:Sheet1.K13 Sheet1.A8:Sheet1.A13 Sheet1.A6:Sheet1.A13 Sheet1.H4:Sheet1.H5 Sheet1.H6:Sheet1.H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02.5pt" svg:height="193.52pt" svg:x="591.45pt" svg:y="507.91pt">
            <loext:p draw:notify-on-update-of-ranges="Sheet1.A6:Sheet1.A13 Sheet1.F4:Sheet1.F5 Sheet1.F6:Sheet1.F13 Sheet1.A6:Sheet1.A13 Sheet1.B4:Sheet1.B5 Sheet1.B6:Sheet1.B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547.46pt" svg:height="205.77pt" svg:x="3.12pt" svg:y="481.12pt">
            <loext:p draw:notify-on-update-of-ranges="Sheet1.A6:Sheet1.A13 Sheet1.F4:Sheet1.F4 Sheet1.G6:Sheet1.G13 Sheet1.A6:Sheet1.A13 Sheet1.B4:Sheet1.B4 Sheet1.C6:Sheet1.C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 table:number-columns-spanned="13" table:number-rows-spanned="2">
            <text:p>Multi Robot Simulation Evaluation Sheet</text:p>
          </table:table-cell>
          <table:covered-table-cell table:number-columns-repeated="12"/>
          <table:table-cell table:style-name="ce2"/>
          <table:table-cell/>
        </table:table-row>
        <table:table-row table:style-name="ro1">
          <table:covered-table-cell table:number-columns-repeated="13"/>
          <table:table-cell table:number-columns-repeated="2"/>
        </table:table-row>
        <table:table-row table:style-name="ro2">
          <table:table-cell table:style-name="ce2" table:number-columns-spanned="13" table:number-rows-spanned="1"/>
          <table:covered-table-cell table:number-columns-repeated="12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1" table:number-rows-spanned="2">
            <text:p># of Robots</text:p>
          </table:table-cell>
          <table:table-cell table:style-name="ce6" office:value-type="string" calcext:value-type="string" table:number-columns-spanned="2" table:number-rows-spanned="1">
            <text:p>GZ Server</text:p>
          </table:table-cell>
          <table:covered-table-cell table:style-name="ce9"/>
          <table:table-cell table:style-name="ce10" office:value-type="string" calcext:value-type="string" table:number-columns-spanned="2" table:number-rows-spanned="1">
            <text:p>GZ Server Headless</text:p>
          </table:table-cell>
          <table:covered-table-cell table:style-name="ce13"/>
          <table:table-cell table:style-name="ce6" office:value-type="string" calcext:value-type="string" table:number-columns-spanned="2" table:number-rows-spanned="1">
            <text:p>GZ Client</text:p>
          </table:table-cell>
          <table:covered-table-cell table:style-name="ce9"/>
          <table:table-cell table:style-name="ce6" office:value-type="string" calcext:value-type="string" table:number-columns-spanned="1" table:number-rows-spanned="2">
            <text:p>RAM</text:p>
          </table:table-cell>
          <table:table-cell table:style-name="ce6" office:value-type="string" calcext:value-type="string" table:number-columns-spanned="1" table:number-rows-spanned="2">
            <text:p>CPU</text:p>
          </table:table-cell>
          <table:table-cell table:style-name="ce14" office:value-type="string" calcext:value-type="string" table:number-columns-spanned="1" table:number-rows-spanned="2">
            <text:p>RAM hd</text:p>
          </table:table-cell>
          <table:table-cell table:style-name="ce14" office:value-type="string" calcext:value-type="string" table:number-columns-spanned="1" table:number-rows-spanned="2">
            <text:p>CPU hd</text:p>
          </table:table-cell>
          <table:table-cell table:style-name="ce6" office:value-type="string" calcext:value-type="string" table:number-columns-spanned="2" table:number-rows-spanned="1">
            <text:p>T.F</text:p>
          </table:table-cell>
          <table:covered-table-cell table:style-name="ce9"/>
          <table:table-cell table:style-name="ce14" office:value-type="string" calcext:value-type="string" table:number-columns-spanned="2" table:number-rows-spanned="1">
            <text:p>T.F hd</text:p>
          </table:table-cell>
          <table:covered-table-cell table:style-name="ce13"/>
        </table:table-row>
        <table:table-row table:style-name="ro3">
          <table:covered-table-cell/>
          <table:table-cell table:style-name="ce7" office:value-type="string" calcext:value-type="string">
            <text:p>CPU</text:p>
          </table:table-cell>
          <table:table-cell table:style-name="ce7" office:value-type="string" calcext:value-type="string">
            <text:p>Memory</text:p>
          </table:table-cell>
          <table:table-cell table:style-name="ce11" office:value-type="string" calcext:value-type="string">
            <text:p>CPU</text:p>
          </table:table-cell>
          <table:table-cell table:style-name="ce11" office:value-type="string" calcext:value-type="string">
            <text:p>Memory</text:p>
          </table:table-cell>
          <table:table-cell table:style-name="ce7" office:value-type="string" calcext:value-type="string">
            <text:p>CPU</text:p>
          </table:table-cell>
          <table:table-cell table:style-name="ce7" office:value-type="string" calcext:value-type="string">
            <text:p>Memory</text:p>
          </table:table-cell>
          <table:covered-table-cell table:number-columns-repeated="2" table:style-name="ce9"/>
          <table:covered-table-cell table:number-columns-repeated="2" table:style-name="ce13"/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Min</text:p>
          </table:table-cell>
          <table:table-cell table:style-name="ce11" office:value-type="string" calcext:value-type="string">
            <text:p>Average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float" office:value="8.5" calcext:value-type="float">
            <text:p>8.5</text:p>
          </table:table-cell>
          <table:table-cell table:style-name="ce8" office:value-type="float" office:value="2.1" calcext:value-type="float">
            <text:p>2.1</text:p>
          </table:table-cell>
          <table:table-cell table:number-columns-repeated="2" table:style-name="ce12" office:value-type="string" calcext:value-type="string">
            <text:p>.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.9" calcext:value-type="float">
            <text:p>3.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2" table:style-name="ce12" office:value-type="string" calcext:value-type="string">
            <text:p>.</text:p>
          </table:table-cell>
          <table:table-cell table:style-name="ce8" office:value-type="float" office:value="0.98" calcext:value-type="float">
            <text:p>0.98</text:p>
          </table:table-cell>
          <table:table-cell table:style-name="ce8" office:value-type="float" office:value="0.94" calcext:value-type="float">
            <text:p>0.94</text:p>
          </table:table-cell>
          <table:table-cell table:number-columns-repeated="2" table:style-name="ce12" office:value-type="string" calcext:value-type="string">
            <text:p>.</text:p>
          </table:table-cell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.21" calcext:value-type="float">
            <text:p>2.21</text:p>
          </table:table-cell>
          <table:table-cell table:number-columns-repeated="2" table:style-name="ce12" office:value-type="string" calcext:value-type="string">
            <text:p>.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4.24" calcext:value-type="float">
            <text:p>4.2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70" calcext:value-type="float">
            <text:p>70</text:p>
          </table:table-cell>
          <table:table-cell table:number-columns-repeated="2" table:style-name="ce12" office:value-type="string" calcext:value-type="string">
            <text:p>.</text:p>
          </table:table-cell>
          <table:table-cell table:style-name="ce8" office:value-type="float" office:value="0.94" calcext:value-type="float">
            <text:p>0.94</text:p>
          </table:table-cell>
          <table:table-cell table:style-name="ce8" office:value-type="float" office:value="0.88" calcext:value-type="float">
            <text:p>0.88</text:p>
          </table:table-cell>
          <table:table-cell table:number-columns-repeated="2" table:style-name="ce12" office:value-type="string" calcext:value-type="string">
            <text:p>.</text:p>
          </table:table-cell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.4" calcext:value-type="float">
            <text:p>2.4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.4" calcext:value-type="float">
            <text:p>2.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7" calcext:value-type="float">
            <text:p>4.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88" calcext:value-type="float">
            <text:p>88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5" calcext:value-type="float">
            <text:p>55</text:p>
          </table:table-cell>
          <table:table-cell table:style-name="ce8" office:value-type="float" office:value="0.89" calcext:value-type="float">
            <text:p>0.89</text:p>
          </table:table-cell>
          <table:table-cell table:style-name="ce8" office:value-type="float" office:value="0.83" calcext:value-type="float">
            <text:p>0.83</text:p>
          </table:table-cell>
          <table:table-cell table:style-name="ce12" office:value-type="float" office:value="0.99" calcext:value-type="float">
            <text:p>0.99</text:p>
          </table:table-cell>
          <table:table-cell table:style-name="ce12" office:value-type="float" office:value="0.97" calcext:value-type="float">
            <text:p>0.97</text:p>
          </table:table-cell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.5" calcext:value-type="float">
            <text:p>2.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.5" calcext:value-type="float">
            <text:p>2.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9" calcext:value-type="float">
            <text:p>4.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81" calcext:value-type="float">
            <text:p>81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63" calcext:value-type="float">
            <text:p>63</text:p>
          </table:table-cell>
          <table:table-cell table:style-name="ce8" office:value-type="float" office:value="0.75" calcext:value-type="float">
            <text:p>0.75</text:p>
          </table:table-cell>
          <table:table-cell table:style-name="ce8" office:value-type="float" office:value="0.65" calcext:value-type="float">
            <text:p>0.65</text:p>
          </table:table-cell>
          <table:table-cell table:style-name="ce12" office:value-type="float" office:value="0.98" calcext:value-type="float">
            <text:p>0.98</text:p>
          </table:table-cell>
          <table:table-cell table:style-name="ce12" office:value-type="float" office:value="0.94" calcext:value-type="float">
            <text:p>0.94</text:p>
          </table:table-cell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.65" calcext:value-type="float">
            <text:p>2.65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.5" calcext:value-type="float">
            <text:p>2.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92" calcext:value-type="float">
            <text:p>9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69" calcext:value-type="float">
            <text:p>69</text:p>
          </table:table-cell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0.62" calcext:value-type="float">
            <text:p>0.62</text:p>
          </table:table-cell>
          <table:table-cell table:style-name="ce12" office:value-type="float" office:value="0.97" calcext:value-type="float">
            <text:p>0.97</text:p>
          </table:table-cell>
          <table:table-cell table:style-name="ce12" office:value-type="float" office:value="0.89" calcext:value-type="float">
            <text:p>0.89</text:p>
          </table:table-cell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.7" calcext:value-type="float">
            <text:p>2.7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.6" calcext:value-type="float">
            <text:p>2.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5.28" calcext:value-type="float">
            <text:p>5.28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93" calcext:value-type="float">
            <text:p>9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75" calcext:value-type="float">
            <text:p>75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52" calcext:value-type="float">
            <text:p>0.52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0.78" calcext:value-type="float">
            <text:p>0.78</text:p>
          </table:table-cell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.7" calcext:value-type="float">
            <text:p>2.7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2.7" calcext:value-type="float">
            <text:p>2.7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5.6" calcext:value-type="float">
            <text:p>5.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93" calcext:value-type="float">
            <text:p>93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86" calcext:value-type="float">
            <text:p>86</text:p>
          </table:table-cell>
          <table:table-cell table:style-name="ce8" office:value-type="float" office:value="0.55" calcext:value-type="float">
            <text:p>0.55</text:p>
          </table:table-cell>
          <table:table-cell table:style-name="ce8" office:value-type="float" office:value="0.44" calcext:value-type="float">
            <text:p>0.44</text:p>
          </table:table-cell>
          <table:table-cell table:style-name="ce12" office:value-type="float" office:value="0.85" calcext:value-type="float">
            <text:p>0.85</text:p>
          </table:table-cell>
          <table:table-cell table:style-name="ce12" office:value-type="float" office:value="0.69" calcext:value-type="float">
            <text:p>0.69</text:p>
          </table:table-cell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.74" calcext:value-type="float">
            <text:p>2.74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2.9" calcext:value-type="float">
            <text:p>2.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5.8" calcext:value-type="float">
            <text:p>5.8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94" calcext:value-type="float">
            <text:p>94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86" calcext:value-type="float">
            <text:p>86</text:p>
          </table:table-cell>
          <table:table-cell table:style-name="ce8" office:value-type="float" office:value="0.52" calcext:value-type="float">
            <text:p>0.52</text:p>
          </table:table-cell>
          <table:table-cell table:style-name="ce8" office:value-type="float" office:value="0.41" calcext:value-type="float">
            <text:p>0.41</text:p>
          </table:table-cell>
          <table:table-cell table:style-name="ce12" office:value-type="float" office:value="0.84" calcext:value-type="float">
            <text:p>0.84</text:p>
          </table:table-cell>
          <table:table-cell table:style-name="ce12" office:value-type="float" office:value="0.69" calcext:value-type="float">
            <text:p>0.69</text:p>
          </table:table-cell>
        </table:table-row>
        <table:table-row table:style-name="ro2">
          <table:table-cell table:style-name="ce5" table:number-columns-spanned="13" table:number-rows-spanned="28"/>
          <table:covered-table-cell table:number-columns-repeated="12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0/00/0000</text:date>, <text:time style:data-style-name="N2" text:time-value="09:56:01.0880051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5:01:55.142895008</meta:creation-date>
    <dc:date>2018-09-05T17:15:15.836200887</dc:date>
    <meta:editing-duration>PT2H52M17S</meta:editing-duration>
    <meta:editing-cycles>21</meta:editing-cycles>
    <meta:generator>LibreOffice/5.1.6.2$Linux_X86_64 LibreOffice_project/10m0$Build-2</meta:generator>
    <meta:document-statistic meta:table-count="1" meta:cell-count="14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diamond" chart:symbol-width="0.25cm" chart:symbol-height="0.25cm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arrow-up" chart:symbol-width="0.25cm" chart:symbol-height="0.25cm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square" chart:symbol-width="0.25cm" chart:symbol-height="0.25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848cm" svg:height="9.904cm" xlink:href=".." xlink:type="simple" chart:class="chart:scatter" chart:style-name="ch1">
        <chart:title svg:x="8.134cm" svg:y="0.334cm" chart:style-name="ch2">
          <text:p>Time Factor (T.F)</text:p>
        </chart:title>
        <chart:legend svg:x="2.383cm" svg:y="4.44cm" style:legend-expansion="custom" chartooo:width="3.638cm" chartooo:height="2.127cm" style:legend-expansion-aspect-ratio="1.7103902209685" chart:style-name="ch3"/>
        <chart:plot-area chart:style-name="ch4" table:cell-range-address="Sheet1.A6:Sheet1.A13 Sheet1.L4:Sheet1.M13 Sheet1.N8:Sheet1.O13 Sheet1.N4:Sheet1.N5" chart:data-source-has-labels="row" svg:x="0.569cm" svg:y="1.98cm" svg:width="18.83cm" svg:height="7.134cm">
          <chartooo:coordinate-region svg:x="1.296cm" svg:y="2.179cm" svg:width="17.916cm" svg:height="6.288cm"/>
          <chart:axis chart:dimension="x" chart:name="primary-x" chart:style-name="ch5">
            <chart:title svg:x="9.411cm" svg:y="9.312cm" chart:style-name="ch6">
              <text:p>Robots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L6:Sheet1.L13" chart:label-cell-address="Sheet1.L4:Sheet1.L5" chart:class="chart:scatter">
            <chart:domain table:cell-range-address="Sheet1.A6:Sheet1.A13"/>
            <chart:data-point chart:repeated="4"/>
            <chart:data-point chart:style-name="ch10" chart:repeated="2"/>
            <chart:data-point chart:repeated="2"/>
          </chart:series>
          <chart:series chart:style-name="ch11" chart:values-cell-range-address="Sheet1.O8:Sheet1.O13" loext:label-string="hd_min" chart:class="chart:scatter">
            <chart:domain table:cell-range-address="Sheet1.A8:Sheet1.A13"/>
            <chart:data-point chart:repeated="2"/>
            <chart:data-point chart:style-name="ch12" chart:repeated="2"/>
            <chart:data-point chart:repeated="2"/>
          </chart:series>
          <chart:series chart:style-name="ch13" chart:values-cell-range-address="Sheet1.M6:Sheet1.M13" chart:label-cell-address="Sheet1.M4:Sheet1.M5" chart:class="chart:scatter">
            <chart:data-point chart:repeated="7"/>
            <chart:data-point chart:style-name="ch14"/>
          </chart:series>
          <chart:series chart:style-name="ch15" chart:values-cell-range-address="Sheet1.N8:Sheet1.N13" chart:label-cell-address="Sheet1.N4:Sheet1.N5" chart:class="chart:scatter">
            <chart:domain table:cell-range-address="Sheet1.A8:Sheet1.A13"/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.F Average</text:p>
                <text:list>
                  <text:list-item>
                    <text:p>T.F</text:p>
                  </text:list-item>
                  <text:list-item>
                    <text:p>Average</text:p>
                  </text:list-item>
                </text:list>
                <draw:g>
                  <svg:desc>Sheet1.L4:Sheet1.L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hd_min</text:p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Sheet1.M4:Sheet1.M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.F hd Average</text:p>
                <text:list>
                  <text:list-item>
                    <text:p>T.F hd</text:p>
                  </text:list-item>
                  <text:list-item>
                    <text:p>Average</text:p>
                  </text:list-item>
                </text:list>
                <draw:g>
                  <svg:desc>Sheet1.N4:Sheet1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:Sheet1.A13</svg:desc>
                </draw:g>
              </table:table-cell>
              <table:table-cell office:value-type="float" office:value="0.98">
                <text:p>0.98</text:p>
                <draw:g>
                  <svg:desc>Sheet1.L6:Sheet1.L13</svg:desc>
                </draw:g>
              </table:table-cell>
              <table:table-cell office:value-type="float" office:value="5">
                <text:p>5</text:p>
                <draw:g>
                  <svg:desc>Sheet1.A8:Sheet1.A13</svg:desc>
                </draw:g>
              </table:table-cell>
              <table:table-cell office:value-type="float" office:value="0.97">
                <text:p>0.97</text:p>
                <draw:g>
                  <svg:desc>Sheet1.O8:Sheet1.O13</svg:desc>
                </draw:g>
              </table:table-cell>
              <table:table-cell office:value-type="float" office:value="0.94">
                <text:p>0.94</text:p>
                <draw:g>
                  <svg:desc>Sheet1.M6:Sheet1.M13</svg:desc>
                </draw:g>
              </table:table-cell>
              <table:table-cell office:value-type="float" office:value="5">
                <text:p>5</text:p>
                <draw:g>
                  <svg:desc>Sheet1.A8:Sheet1.A13</svg:desc>
                </draw:g>
              </table:table-cell>
              <table:table-cell office:value-type="float" office:value="0.99">
                <text:p>0.99</text:p>
                <draw:g>
                  <svg:desc>Sheet1.N8:Sheet1.N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4">
                <text:p>0.94</text:p>
              </table:table-cell>
              <table:table-cell office:value-type="float" office:value="6">
                <text:p>6</text:p>
              </table:table-cell>
              <table:table-cell office:value-type="float" office:value="0.94">
                <text:p>0.94</text:p>
              </table:table-cell>
              <table:table-cell office:value-type="float" office:value="0.88">
                <text:p>0.88</text:p>
              </table:table-cell>
              <table:table-cell office:value-type="float" office:value="6">
                <text:p>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89">
                <text:p>0.89</text:p>
              </table:table-cell>
              <table:table-cell office:value-type="float" office:value="7">
                <text:p>7</text:p>
              </table:table-cell>
              <table:table-cell office:value-type="float" office:value="0.89">
                <text:p>0.89</text:p>
              </table:table-cell>
              <table:table-cell office:value-type="float" office:value="0.83">
                <text:p>0.83</text:p>
              </table:table-cell>
              <table:table-cell office:value-type="float" office:value="7">
                <text:p>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8">
                <text:p>8</text:p>
              </table:table-cell>
              <table:table-cell office:value-type="float" office:value="0.78">
                <text:p>0.78</text:p>
              </table:table-cell>
              <table:table-cell office:value-type="float" office:value="0.65">
                <text:p>0.65</text:p>
              </table:table-cell>
              <table:table-cell office:value-type="float" office:value="8">
                <text:p>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9">
                <text:p>9</text:p>
              </table:table-cell>
              <table:table-cell office:value-type="float" office:value="0.69">
                <text:p>0.69</text:p>
              </table:table-cell>
              <table:table-cell office:value-type="float" office:value="0.62">
                <text:p>0.62</text:p>
              </table:table-cell>
              <table:table-cell office:value-type="float" office:value="9">
                <text:p>9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6">
                <text:p>0.6</text:p>
              </table:table-cell>
              <table:table-cell office:value-type="float" office:value="10">
                <text:p>10</text:p>
              </table:table-cell>
              <table:table-cell office:value-type="float" office:value="0.69">
                <text:p>0.69</text:p>
              </table:table-cell>
              <table:table-cell office:value-type="float" office:value="0.52">
                <text:p>0.52</text:p>
              </table:table-cell>
              <table:table-cell office:value-type="float" office:value="10">
                <text:p>1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symbol-type="automatic"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.818cm" svg:height="0.379cm" xlink:href=".." xlink:type="simple" chart:class="chart:area" chart:style-name="ch1">
        <chart:plot-area chart:style-name="ch2" table:cell-range-address="Sheet1.H4:Sheet1.H13" chart:data-source-has-labels="row" svg:x="0.036cm" svg:y="0.007cm" svg:width="1.746cm" svg:height="0.365cm">
          <chartooo:coordinate-region svg:x="0.129cm" svg:y="0.007cm" svg:width="1.559cm" svg:height="0.12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H6:Sheet1.H13" chart:label-cell-address="Sheet1.H4:Sheet1.H5" chart:class="chart:area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M</text:p>
                <text:list>
                  <text:list-item>
                    <text:p>RAM</text:p>
                  </text:list-item>
                  <text:list-item>
                    <text:p/>
                  </text:list-item>
                </text:list>
                <draw:g>
                  <svg:desc>Sheet1.H4:Sheet1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Sheet1.H6:Sheet1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2c001e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298cm" svg:height="9.824cm" xlink:href=".." xlink:type="simple" chart:class="chart:scatter" chart:style-name="ch1">
        <chart:title svg:x="8.402cm" svg:y="0.332cm" chart:style-name="ch2">
          <text:p>CPU Usage</text:p>
        </chart:title>
        <chart:legend svg:x="15.77cm" svg:y="2.976cm" style:legend-expansion="custom" chartooo:width="2.419cm" chartooo:height="1.95cm" style:legend-expansion-aspect-ratio="1.24051282051282" chart:style-name="ch3"/>
        <chart:plot-area chart:style-name="ch4" table:cell-range-address="Sheet1.A6:Sheet1.A13 Sheet1.H4:Sheet1.I13 Sheet1.J4:Sheet1.K4 Sheet1.J8:Sheet1.K13" chart:data-source-has-labels="row" svg:x="0.69cm" svg:y="1.059cm" svg:width="17.868cm" svg:height="8.229cm">
          <chartooo:coordinate-region svg:x="1.497cm" svg:y="1.258cm" svg:width="16.874cm" svg:height="7.383cm"/>
          <chart:axis chart:dimension="x" chart:name="primary-x" chart:style-name="ch5">
            <chart:title svg:x="8.257cm" svg:y="9.264cm" chart:style-name="ch6">
              <text:p>Number of Robots</text:p>
            </chart:title>
          </chart:axis>
          <chart:axis chart:dimension="y" chart:name="primary-y" chart:style-name="ch7">
            <chart:title svg:x="0.171cm" svg:y="5.577cm" chart:style-name="ch8">
              <text:p>% Usage</text:p>
            </chart:title>
            <chart:grid chart:style-name="ch9" chart:class="major"/>
          </chart:axis>
          <chart:series chart:style-name="ch10" chart:values-cell-range-address="Sheet1.I6:Sheet1.I13" chart:label-cell-address="Sheet1.I4:Sheet1.I5" chart:class="chart:scatter">
            <chart:domain table:cell-range-address="Sheet1.A6:Sheet1.A13"/>
            <chart:data-point chart:repeated="8"/>
          </chart:series>
          <chart:series chart:style-name="ch11" chart:values-cell-range-address="Sheet1.J8:Sheet1.J13" chart:label-cell-address="Sheet1.J4:Sheet1.J4" chart:class="chart:scatter">
            <chart:domain table:cell-range-address="Sheet1.A8:Sheet1.A13"/>
            <chart:data-point chart:repeated="6"/>
          </chart:series>
          <chart:series chart:style-name="ch12" chart:values-cell-range-address="Sheet1.K8:Sheet1.K13" chart:label-cell-address="Sheet1.K4:Sheet1.K4" chart:class="chart:scatter">
            <chart:domain table:cell-range-address="Sheet1.A8:Sheet1.A13"/>
            <chart:data-point chart:repeated="6"/>
          </chart:series>
          <chart:series chart:style-name="ch13" chart:values-cell-range-address="Sheet1.H6:Sheet1.H13" chart:label-cell-address="Sheet1.H4:Sheet1.H5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</text:p>
                <text:list>
                  <text:list-item>
                    <text:p>CPU</text:p>
                  </text:list-item>
                  <text:list-item>
                    <text:p/>
                  </text:list-item>
                </text:list>
                <draw:g>
                  <svg:desc>Sheet1.I4:Sheet1.I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RAM hd</text:p>
                <draw:g>
                  <svg:desc>Sheet1.J4:Sheet1.J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PU hd</text:p>
                <draw:g>
                  <svg:desc>Sheet1.K4:Sheet1.K4</svg:desc>
                </draw:g>
              </table:table-cell>
              <table:table-cell office:value-type="string">
                <text:p>RAM</text:p>
                <text:list>
                  <text:list-item>
                    <text:p>RAM</text:p>
                  </text:list-item>
                  <text:list-item>
                    <text:p/>
                  </text:list-item>
                </text:list>
                <draw:g>
                  <svg:desc>Sheet1.H4:Sheet1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:Sheet1.A13</svg:desc>
                </draw:g>
              </table:table-cell>
              <table:table-cell office:value-type="float" office:value="44">
                <text:p>44</text:p>
                <draw:g>
                  <svg:desc>Sheet1.I6:Sheet1.I13</svg:desc>
                </draw:g>
              </table:table-cell>
              <table:table-cell office:value-type="float" office:value="5">
                <text:p>5</text:p>
                <draw:g>
                  <svg:desc>Sheet1.A8:Sheet1.A13</svg:desc>
                </draw:g>
              </table:table-cell>
              <table:table-cell office:value-type="float" office:value="30">
                <text:p>30</text:p>
                <draw:g>
                  <svg:desc>Sheet1.J8:Sheet1.J13</svg:desc>
                </draw:g>
              </table:table-cell>
              <table:table-cell office:value-type="float" office:value="5">
                <text:p>5</text:p>
                <draw:g>
                  <svg:desc>Sheet1.A8:Sheet1.A13</svg:desc>
                </draw:g>
              </table:table-cell>
              <table:table-cell office:value-type="float" office:value="55">
                <text:p>55</text:p>
                <draw:g>
                  <svg:desc>Sheet1.K8:Sheet1.K13</svg:desc>
                </draw:g>
              </table:table-cell>
              <table:table-cell office:value-type="float" office:value="23">
                <text:p>23</text:p>
                <draw:g>
                  <svg:desc>Sheet1.H6:Sheet1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8">
                <text:p>88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69">
                <text:p>6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1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2">
                <text:p>92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86">
                <text:p>8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3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86">
                <text:p>8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label-position="top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28cm" svg:height="6.828cm" xlink:href=".." xlink:type="simple" chart:class="chart:scatter" chart:style-name="ch1">
        <chart:title svg:x="6.532cm" svg:y="0.272cm" chart:style-name="ch2">
          <text:p>CPU Usage of Gazebo</text:p>
        </chart:title>
        <chart:legend svg:x="13.013cm" svg:y="3.738cm" style:legend-expansion="custom" chartooo:width="3.542cm" chartooo:height="1.096cm" style:legend-expansion-aspect-ratio="3.23175182481752" chart:style-name="ch3"/>
        <chart:plot-area chart:style-name="ch4" table:cell-range-address="Sheet1.A6:Sheet1.B13 Sheet1.F4:Sheet1.F13 Sheet1.B4:Sheet1.B5" chart:data-source-has-labels="row" svg:x="0.807cm" svg:y="0.827cm" svg:width="16.887cm" svg:height="5.461cm">
          <chartooo:coordinate-region svg:x="1.428cm" svg:y="1.026cm" svg:width="16.079cm" svg:height="4.615cm"/>
          <chart:axis chart:dimension="x" chart:name="primary-x" chart:style-name="ch5">
            <chart:title svg:x="7.883cm" svg:y="6.268cm" chart:style-name="ch6">
              <text:p>Number of Robots</text:p>
            </chart:title>
          </chart:axis>
          <chart:axis chart:dimension="y" chart:name="primary-y" chart:style-name="ch7">
            <chart:title svg:x="0.11cm" svg:y="4.249cm" chart:style-name="ch8">
              <text:p>% Usage</text:p>
            </chart:title>
            <chart:grid chart:style-name="ch9" chart:class="major"/>
          </chart:axis>
          <chart:series chart:style-name="ch10" chart:values-cell-range-address="Sheet1.F6:Sheet1.F13" chart:label-cell-address="Sheet1.F4:Sheet1.F5" chart:class="chart:scatter">
            <chart:domain table:cell-range-address="Sheet1.A6:Sheet1.A13"/>
            <chart:data-point chart:repeated="6"/>
            <chart:data-point chart:style-name="ch11"/>
            <chart:data-point/>
          </chart:series>
          <chart:series chart:style-name="ch12" chart:values-cell-range-address="Sheet1.B6:Sheet1.B13" chart:label-cell-address="Sheet1.B4:Sheet1.B5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Z Client CPU</text:p>
                <text:list>
                  <text:list-item>
                    <text:p>GZ Client</text:p>
                  </text:list-item>
                  <text:list-item>
                    <text:p>CPU</text:p>
                  </text:list-item>
                </text:list>
                <draw:g>
                  <svg:desc>Sheet1.F4:Sheet1.F5</svg:desc>
                </draw:g>
              </table:table-cell>
              <table:table-cell office:value-type="string">
                <text:p>GZ Server CPU</text:p>
                <text:list>
                  <text:list-item>
                    <text:p>GZ Server</text:p>
                  </text:list-item>
                  <text:list-item>
                    <text:p>CPU</text:p>
                  </text:list-item>
                </text:list>
                <draw:g>
                  <svg:desc>Sheet1.B4:Sheet1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:Sheet1.A13</svg:desc>
                </draw:g>
              </table:table-cell>
              <table:table-cell office:value-type="float" office:value="27">
                <text:p>27</text:p>
                <draw:g>
                  <svg:desc>Sheet1.F6:Sheet1.F13</svg:desc>
                </draw:g>
              </table:table-cell>
              <table:table-cell office:value-type="float" office:value="8.5">
                <text:p>8.5</text:p>
                <draw:g>
                  <svg:desc>Sheet1.B6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7" chart:origin="0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14cm" svg:height="7.26cm" xlink:href=".." xlink:type="simple" chart:class="chart:scatter" chart:style-name="ch1">
        <chart:title svg:x="6.981cm" svg:y="0.281cm" chart:style-name="ch2">
          <text:p>Memory Usage of Gazebo</text:p>
        </chart:title>
        <chart:legend svg:x="14.515cm" svg:y="2.915cm" style:legend-expansion="custom" chartooo:width="3.285cm" chartooo:height="0.884cm" style:legend-expansion-aspect-ratio="3.71606334841629" chart:style-name="ch3"/>
        <chart:plot-area chart:style-name="ch4" table:cell-range-address="Sheet1.A6:Sheet1.A13 Sheet1.F4:Sheet1.F4 Sheet1.G6:Sheet1.G13 Sheet1.B4:Sheet1.B4 Sheet1.C6:Sheet1.C13" chart:data-source-has-labels="row" svg:x="0.799cm" svg:y="1.124cm" svg:width="17.823cm" svg:height="5.73cm">
          <chartooo:coordinate-region svg:x="1.235cm" svg:y="1.323cm" svg:width="17.2cm" svg:height="4.884cm"/>
          <chart:axis chart:dimension="x" chart:name="primary-x" chart:style-name="ch5">
            <chart:title svg:x="8.343cm" svg:y="6.7cm" chart:style-name="ch6">
              <text:p>Number of Robots</text:p>
            </chart:title>
          </chart:axis>
          <chart:axis chart:dimension="y" chart:name="primary-y" chart:style-name="ch7">
            <chart:title svg:x="0.084cm" svg:y="4.793cm" chart:style-name="ch8">
              <text:p>%  Usage</text:p>
            </chart:title>
            <chart:grid chart:style-name="ch9" chart:class="major"/>
          </chart:axis>
          <chart:series chart:style-name="ch10" chart:values-cell-range-address="Sheet1.G6:Sheet1.G13" chart:label-cell-address="Sheet1.F4:Sheet1.F4" chart:class="chart:scatter">
            <chart:domain table:cell-range-address="Sheet1.A6:Sheet1.A13"/>
            <chart:data-point chart:repeated="8"/>
          </chart:series>
          <chart:series chart:style-name="ch11" chart:values-cell-range-address="Sheet1.C6:Sheet1.C13" chart:label-cell-address="Sheet1.B4:Sheet1.B4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Z Client</text:p>
                <draw:g>
                  <svg:desc>Sheet1.F4:Sheet1.F4</svg:desc>
                </draw:g>
              </table:table-cell>
              <table:table-cell office:value-type="string">
                <text:p>GZ Server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:Sheet1.A13</svg:desc>
                </draw:g>
              </table:table-cell>
              <table:table-cell office:value-type="float" office:value="3.9">
                <text:p>3.9</text:p>
                <draw:g>
                  <svg:desc>Sheet1.G6:Sheet1.G13</svg:desc>
                </draw:g>
              </table:table-cell>
              <table:table-cell office:value-type="float" office:value="2.1">
                <text:p>2.1</text:p>
                <draw:g>
                  <svg:desc>Sheet1.C6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.24">
                <text:p>4.24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.9">
                <text:p>4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.28">
                <text:p>5.2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5.6">
                <text:p>5.6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.8">
                <text:p>5.8</text:p>
              </table:table-cell>
              <table:table-cell office:value-type="float" office:value="2.74">
                <text:p>2.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